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officeooo:rsid="001f3e24" officeooo:paragraph-rsid="001f3e24"/>
    </style:style>
    <style:style style:name="P2" style:family="paragraph" style:parent-style-name="Standard">
      <style:paragraph-properties fo:line-height="115%" fo:text-align="start" style:justify-single-word="false"/>
      <style:text-properties fo:font-size="18pt" fo:font-style="italic" style:text-underline-style="solid" style:text-underline-width="auto" style:text-underline-color="font-color" officeooo:rsid="001f3e24" officeooo:paragraph-rsid="001f3e24" style:font-size-asian="18pt" style:font-style-asian="italic" style:font-size-complex="18pt" style:font-style-complex="italic"/>
    </style:style>
    <style:style style:name="P3" style:family="paragraph" style:parent-style-name="Standard">
      <style:paragraph-properties fo:line-height="115%" fo:text-align="start" style:justify-single-word="false"/>
      <style:text-properties fo:font-size="18pt" fo:font-style="italic" style:text-underline-style="solid" style:text-underline-width="auto" style:text-underline-color="font-color" officeooo:rsid="00228297" officeooo:paragraph-rsid="00228297" style:font-size-asian="18pt" style:font-style-asian="italic" style:font-size-complex="18pt" style:font-style-complex="italic"/>
    </style:style>
    <style:style style:name="P4" style:family="paragraph" style:parent-style-name="Standard">
      <style:paragraph-properties fo:line-height="115%" fo:text-align="start" style:justify-single-word="false"/>
      <style:text-properties fo:font-size="18pt" fo:font-style="italic" style:text-underline-style="solid" style:text-underline-width="auto" style:text-underline-color="font-color" officeooo:rsid="002373a9" officeooo:paragraph-rsid="002373a9" style:font-size-asian="18pt" style:font-style-asian="italic" style:font-size-complex="18pt" style:font-style-complex="italic"/>
    </style:style>
    <style:style style:name="P5" style:family="paragraph" style:parent-style-name="Standard">
      <style:paragraph-properties fo:line-height="115%" fo:text-align="start" style:justify-single-word="false"/>
      <style:text-properties fo:font-size="18pt" fo:font-style="italic" style:text-underline-style="solid" style:text-underline-width="auto" style:text-underline-color="font-color" officeooo:rsid="00248098" officeooo:paragraph-rsid="00248098" style:font-size-asian="18pt" style:font-style-asian="italic" style:font-size-complex="18pt" style:font-style-complex="italic"/>
    </style:style>
    <style:style style:name="P6" style:family="paragraph" style:parent-style-name="Standard">
      <style:paragraph-properties fo:line-height="115%" fo:text-align="start" style:justify-single-word="false"/>
      <style:text-properties fo:font-size="18pt" fo:font-style="italic" style:text-underline-style="solid" style:text-underline-width="auto" style:text-underline-color="font-color" officeooo:rsid="00248098" officeooo:paragraph-rsid="0025b2a0" style:font-size-asian="18pt" style:font-style-asian="italic" style:font-size-complex="18pt" style:font-style-complex="italic"/>
    </style:style>
    <style:style style:name="P7" style:family="paragraph" style:parent-style-name="Standard">
      <style:paragraph-properties fo:line-height="115%" fo:text-align="start" style:justify-single-word="false"/>
      <style:text-properties fo:font-size="18pt" fo:font-style="italic" style:text-underline-style="solid" style:text-underline-width="auto" style:text-underline-color="font-color" fo:font-weight="normal" officeooo:rsid="00201a90" officeooo:paragraph-rsid="00201a90" style:font-size-asian="18pt" style:font-style-asian="italic" style:font-weight-asian="normal" style:font-size-complex="18pt" style:font-style-complex="italic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fo:font-size="14pt" officeooo:rsid="001f3e24" officeooo:paragraph-rsid="001f3e24" style:font-size-asian="12.25pt" style:font-size-complex="14pt"/>
    </style:style>
    <style:style style:name="P9" style:family="paragraph" style:parent-style-name="Standard">
      <style:paragraph-properties fo:line-height="115%" fo:text-align="start" style:justify-single-word="false"/>
      <style:text-properties fo:font-size="14pt" officeooo:rsid="00201a90" officeooo:paragraph-rsid="00201a90" style:font-size-asian="12.25pt" style:font-size-complex="14pt"/>
    </style:style>
    <style:style style:name="P10" style:family="paragraph" style:parent-style-name="Standard">
      <style:paragraph-properties fo:line-height="115%" fo:text-align="start" style:justify-single-word="false"/>
      <style:text-properties fo:font-size="14pt" officeooo:rsid="0025b2a0" officeooo:paragraph-rsid="0025b2a0" style:font-size-asian="12.25pt" style:font-size-complex="14pt"/>
    </style:style>
    <style:style style:name="P11" style:family="paragraph" style:parent-style-name="Standard">
      <style:paragraph-properties fo:line-height="115%" fo:text-align="start" style:justify-single-word="false"/>
      <style:text-properties fo:font-size="14pt" fo:font-style="italic" style:text-underline-style="solid" style:text-underline-width="auto" style:text-underline-color="font-color" officeooo:rsid="0021b78f" officeooo:paragraph-rsid="0021b78f" style:font-size-asian="12.25pt" style:font-style-asian="italic" style:font-size-complex="14pt" style:font-style-complex="italic"/>
    </style:style>
    <style:style style:name="P12" style:family="paragraph" style:parent-style-name="Standard">
      <style:paragraph-properties fo:line-height="115%" fo:text-align="start" style:justify-single-word="false"/>
      <style:text-properties fo:font-size="14pt" fo:font-style="italic" style:text-underline-style="solid" style:text-underline-width="auto" style:text-underline-color="font-color" officeooo:rsid="002373a9" officeooo:paragraph-rsid="002373a9" style:font-size-asian="12.25pt" style:font-style-asian="italic" style:font-size-complex="14pt" style:font-style-complex="italic"/>
    </style:style>
    <style:style style:name="P13" style:family="paragraph" style:parent-style-name="Standard">
      <style:paragraph-properties fo:line-height="115%" fo:text-align="start" style:justify-single-word="false"/>
      <style:text-properties fo:font-size="14pt" fo:font-style="normal" style:text-underline-style="none" officeooo:rsid="00228297" officeooo:paragraph-rsid="00228297" style:font-size-asian="12.25pt" style:font-style-asian="normal" style:font-size-complex="14pt" style:font-style-complex="normal"/>
    </style:style>
    <style:style style:name="P14" style:family="paragraph" style:parent-style-name="Standard">
      <style:paragraph-properties fo:line-height="115%" fo:text-align="start" style:justify-single-word="false"/>
      <style:text-properties fo:font-size="14pt" fo:font-style="normal" style:text-underline-style="none" officeooo:rsid="002373a9" officeooo:paragraph-rsid="002373a9" style:font-size-asian="12.25pt" style:font-style-asian="normal" style:font-size-complex="14pt" style:font-style-complex="normal"/>
    </style:style>
    <style:style style:name="P15" style:family="paragraph" style:parent-style-name="Standard">
      <style:paragraph-properties fo:line-height="115%" fo:text-align="start" style:justify-single-word="false"/>
      <style:text-properties fo:font-size="14pt" fo:font-style="normal" style:text-underline-style="none" officeooo:rsid="00248098" officeooo:paragraph-rsid="00248098" style:font-size-asian="12.25pt" style:font-style-asian="normal" style:font-size-complex="14pt" style:font-style-complex="normal"/>
    </style:style>
    <style:style style:name="P16" style:family="paragraph" style:parent-style-name="Standard">
      <style:paragraph-properties fo:line-height="115%" fo:text-align="start" style:justify-single-word="false"/>
      <style:text-properties fo:font-size="14pt" fo:font-style="normal" style:text-underline-style="none" officeooo:rsid="0025b2a0" officeooo:paragraph-rsid="0025b2a0" style:font-size-asian="12.25pt" style:font-style-asian="normal" style:font-size-complex="14pt" style:font-style-complex="normal"/>
    </style:style>
    <style:style style:name="P17" style:family="paragraph" style:parent-style-name="Standard">
      <style:paragraph-properties fo:line-height="115%" fo:text-align="center" style:justify-single-word="false"/>
      <style:text-properties fo:font-size="24pt" fo:font-weight="bold" officeooo:rsid="001f3e24" officeooo:paragraph-rsid="001f3e24" style:font-size-asian="24pt" style:font-weight-asian="bold" style:font-size-complex="24pt" style:font-weight-complex="bold"/>
    </style:style>
    <style:style style:name="P18" style:family="paragraph" style:parent-style-name="Standard">
      <style:paragraph-properties fo:line-height="115%" fo:text-align="start" style:justify-single-word="false"/>
      <style:text-properties officeooo:paragraph-rsid="00201a90"/>
    </style:style>
    <style:style style:name="P19" style:family="paragraph" style:parent-style-name="Standard">
      <style:paragraph-properties fo:line-height="115%" fo:text-align="start" style:justify-single-word="false"/>
      <style:text-properties officeooo:rsid="00201a90" officeooo:paragraph-rsid="00201a90"/>
    </style:style>
    <style:style style:name="P20" style:family="paragraph" style:parent-style-name="Standard">
      <style:paragraph-properties fo:line-height="115%" fo:text-align="start" style:justify-single-word="false" fo:break-before="page"/>
      <style:text-properties fo:font-size="14pt" fo:font-style="normal" style:text-underline-style="none" officeooo:rsid="00228297" officeooo:paragraph-rsid="00228297" style:font-size-asian="12.25pt" style:font-style-asian="normal" style:font-size-complex="14pt" style:font-style-complex="normal"/>
    </style:style>
    <style:style style:name="P21" style:family="paragraph" style:parent-style-name="Standard" style:list-style-name="L1">
      <style:paragraph-properties fo:line-height="115%" fo:text-align="start" style:justify-single-word="false"/>
      <style:text-properties fo:font-size="14pt" officeooo:rsid="00201a90" officeooo:paragraph-rsid="00201a90" style:font-size-asian="12.25pt" style:font-size-complex="14pt"/>
    </style:style>
    <style:style style:name="P22" style:family="paragraph" style:parent-style-name="Standard">
      <style:paragraph-properties fo:line-height="115%" fo:text-align="start" style:justify-single-word="false"/>
      <style:text-properties fo:font-size="14pt" officeooo:rsid="00201a90" officeooo:paragraph-rsid="001f3e24" style:font-size-asian="12.25pt" style:font-size-complex="14pt"/>
    </style:style>
    <style:style style:name="P23" style:family="paragraph" style:parent-style-name="Standard" style:list-style-name="L4">
      <style:paragraph-properties fo:line-height="115%" fo:text-align="start" style:justify-single-word="false"/>
      <style:text-properties fo:font-size="14pt" officeooo:rsid="00201a90" officeooo:paragraph-rsid="00201a90" style:font-size-asian="12.25pt" style:font-size-complex="14pt"/>
    </style:style>
    <style:style style:name="P24" style:family="paragraph" style:parent-style-name="Standard" style:list-style-name="L2">
      <style:paragraph-properties fo:line-height="115%" fo:text-align="start" style:justify-single-word="false"/>
      <style:text-properties fo:font-size="14pt" officeooo:rsid="001f3e24" officeooo:paragraph-rsid="001f3e24" style:font-size-asian="12.25pt" style:font-size-complex="14pt"/>
    </style:style>
    <style:style style:name="P25" style:family="paragraph" style:parent-style-name="Standard" style:list-style-name="L3">
      <style:paragraph-properties fo:line-height="115%" fo:text-align="start" style:justify-single-word="false"/>
      <style:text-properties fo:font-size="14pt" officeooo:rsid="0025b2a0" officeooo:paragraph-rsid="0025b2a0" style:font-size-asian="12.25pt" style:font-size-complex="14pt"/>
    </style:style>
    <style:style style:name="P26" style:family="paragraph" style:parent-style-name="Standard">
      <style:paragraph-properties fo:line-height="115%" fo:text-align="start" style:justify-single-word="false"/>
      <style:text-properties fo:font-size="14pt" officeooo:rsid="0021b78f" officeooo:paragraph-rsid="00201a90" style:font-size-asian="12.25pt" style:font-size-complex="14pt"/>
    </style:style>
    <style:style style:name="P27" style:family="paragraph" style:parent-style-name="Standard" style:list-style-name="L2">
      <style:paragraph-properties fo:line-height="115%" fo:text-align="start" style:justify-single-word="false"/>
      <style:text-properties fo:font-size="14pt" officeooo:rsid="0026790b" officeooo:paragraph-rsid="0026790b" style:font-size-asian="12.25pt" style:font-size-complex="14pt"/>
    </style:style>
    <style:style style:name="P28" style:family="paragraph" style:parent-style-name="Standard" style:list-style-name="L5">
      <style:paragraph-properties fo:line-height="115%" fo:text-align="start" style:justify-single-word="false"/>
      <style:text-properties fo:font-size="14pt" fo:font-style="normal" style:text-underline-style="none" officeooo:rsid="00228297" officeooo:paragraph-rsid="00228297" style:font-size-asian="12.25pt" style:font-style-asian="normal" style:font-size-complex="14pt" style:font-style-complex="normal"/>
    </style:style>
    <style:style style:name="P29" style:family="paragraph" style:parent-style-name="Standard" style:list-style-name="L6">
      <style:paragraph-properties fo:line-height="115%" fo:text-align="start" style:justify-single-word="false"/>
      <style:text-properties fo:font-size="14pt" fo:font-style="normal" style:text-underline-style="none" officeooo:rsid="002373a9" officeooo:paragraph-rsid="002373a9" style:font-size-asian="12.25pt" style:font-style-asian="normal" style:font-size-complex="14pt" style:font-style-complex="normal"/>
    </style:style>
    <style:style style:name="P30" style:family="paragraph" style:parent-style-name="Standard" style:list-style-name="L7">
      <style:paragraph-properties fo:line-height="115%" fo:text-align="start" style:justify-single-word="false"/>
      <style:text-properties fo:font-size="14pt" fo:font-style="normal" style:text-underline-style="none" officeooo:rsid="002373a9" officeooo:paragraph-rsid="002373a9" style:font-size-asian="12.25pt" style:font-style-asian="normal" style:font-size-complex="14pt" style:font-style-complex="normal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201a90" style:font-size-asian="12.25pt" style:font-size-complex="14pt"/>
    </style:style>
    <style:style style:name="T3" style:family="text">
      <style:text-properties fo:font-size="14pt" officeooo:rsid="0021b78f" style:font-size-asian="12.25pt" style:font-size-complex="14pt"/>
    </style:style>
    <style:style style:name="T4" style:family="text">
      <style:text-properties officeooo:rsid="0021b78f"/>
    </style:style>
    <style:style style:name="T5" style:family="text">
      <style:text-properties officeooo:rsid="00228297"/>
    </style:style>
    <style:style style:name="T6" style:family="text">
      <style:text-properties officeooo:rsid="00248098"/>
    </style:style>
    <style:style style:name="T7" style:family="text">
      <style:text-properties officeooo:rsid="0025b2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Sports-Live</text:p>
      <text:p text:style-name="P1"/>
      <text:p text:style-name="P2">What is the idea?</text:p>
      <text:p text:style-name="P8"/>
      <text:p text:style-name="P9">A <text:span text:style-name="T5">single </text:span>application which will show various information of <text:span text:style-name="T5">your favorite </text:span>sports. </text:p>
      <text:p text:style-name="P9"/>
      <text:p text:style-name="P9">Sports the app will cover are</text:p>
      <text:list xml:id="list3043220890" text:style-name="L1">
        <text:list-item>
          <text:p text:style-name="P21">Cricket</text:p>
        </text:list-item>
        <text:list-item>
          <text:p text:style-name="P21">Football <text:s text:c="81"/></text:p>
        </text:list-item>
        <text:list-item>
          <text:p text:style-name="P21">Tennis / Badminton</text:p>
        </text:list-item>
      </text:list>
      <text:p text:style-name="P8"/>
      <text:p text:style-name="P22">Under each category it will have</text:p>
      <text:list xml:id="list607516827" text:style-name="L2">
        <text:list-item>
          <text:p text:style-name="P24">Ongoing matches</text:p>
        </text:list-item>
        <text:list-item>
          <text:p text:style-name="P27">Upcoming matches</text:p>
        </text:list-item>
        <text:list-item>
          <text:p text:style-name="P24">Scorecard</text:p>
        </text:list-item>
        <text:list-item>
          <text:p text:style-name="P24">Historical matches</text:p>
        </text:list-item>
        <text:list-item>
          <text:p text:style-name="P24">Player, <text:span text:style-name="T4">Team</text:span> and Match statistics</text:p>
        </text:list-item>
        <text:list-item>
          <text:p text:style-name="P27">News</text:p>
        </text:list-item>
      </text:list>
      <text:p text:style-name="P8"/>
      <text:p text:style-name="P10">Users can follow certain Team or Sport and they’ll get</text:p>
      <text:list xml:id="list2059964105" text:style-name="L3">
        <text:list-item>
          <text:p text:style-name="P25">Personalized notifications</text:p>
        </text:list-item>
        <text:list-item>
          <text:p text:style-name="P25">Filtered list of events</text:p>
        </text:list-item>
        <text:list-item>
          <text:p text:style-name="P25">Curated news</text:p>
        </text:list-item>
      </text:list>
      <text:p text:style-name="P10"/>
      <text:p text:style-name="P8"/>
      <text:p text:style-name="P7">Target Audience</text:p>
      <text:p text:style-name="P9"/>
      <text:p text:style-name="P18"><text:span text:style-name="T3">F</text:span><text:span text:style-name="T2">or each sport </text:span><text:span text:style-name="T3">app will have</text:span></text:p>
      <text:list xml:id="list3763909101" text:style-name="L4">
        <text:list-item>
          <text:p text:style-name="P23">International matches and leagues (FIFA, World Cup, etc)</text:p>
        </text:list-item>
        <text:list-item>
          <text:p text:style-name="P23">Indian leagues (ISL, IPL, etc)</text:p>
          <text:p text:style-name="P23"/>
        </text:list-item>
      </text:list>
      <text:p text:style-name="P19"><text:span text:style-name="T1">Primary user base would be users residing in India</text:span><text:span text:style-name="T3">.</text:span></text:p>
      <text:p text:style-name="P26"/>
      <text:p text:style-name="P26"/>
      <text:p text:style-name="P3">Process</text:p>
      <text:p text:style-name="P11"/>
      <text:list xml:id="list984160359" text:style-name="L5">
        <text:list-item>
          <text:p text:style-name="P28">Data for matches and stats would be fetched from an external API.</text:p>
        </text:list-item>
        <text:list-item>
          <text:p text:style-name="P28">User related information would be stored in the app’s DB.</text:p>
        </text:list-item>
      </text:list>
      <text:p text:style-name="P20"/>
      <text:p text:style-name="P4">Technical Feasibility</text:p>
      <text:p text:style-name="P12"/>
      <text:p text:style-name="P15">Open source and reliable softwares-frameworks will be used, hence it is technically feasible</text:p>
      <text:p text:style-name="P15"/>
      <text:list xml:id="list3630123750" text:style-name="L6">
        <text:list-item>
          <text:p text:style-name="P29">NodeJS with Express for back-end server.</text:p>
        </text:list-item>
        <text:list-item>
          <text:p text:style-name="P29">ReactJS for front-end.</text:p>
        </text:list-item>
        <text:list-item>
          <text:p text:style-name="P29">*<text:span text:style-name="T6">Will decide on DataBase later</text:span>*</text:p>
        </text:list-item>
      </text:list>
      <text:p text:style-name="P13"/>
      <text:p text:style-name="P13"/>
      <text:p text:style-name="P5">Operational Feasibility</text:p>
      <text:p text:style-name="P15"/>
      <text:p text:style-name="P15">This will be a web application which will be mobile responsive as well so users will be able to view it on their PC as well as mobile device.</text:p>
      <text:p text:style-name="P15"/>
      <text:p text:style-name="P6"><text:span text:style-name="T7">Economical </text:span>Feasibility</text:p>
      <text:p text:style-name="P15"/>
      <text:p text:style-name="P16">Personalized content will be given to users as a premium feature for which they have to pay a subscription fee.</text:p>
      <text:p text:style-name="P15"/>
      <text:p text:style-name="P13"/>
      <text:p text:style-name="P4">Future Enhancements</text:p>
      <text:p text:style-name="P12"/>
      <text:list xml:id="list3764871687" text:style-name="L7">
        <text:list-item>
          <text:p text:style-name="P30">Including more sports in the app</text:p>
        </text:list-item>
        <text:list-item>
          <text:p text:style-name="P30">Match predictions</text:p>
        </text:list-item>
        <text:list-item>
          <text:p text:style-name="P30">Live commentary</text:p>
        </text:list-item>
      </text:list>
      <text:p text:style-name="P14"/>
      <text:p text:style-name="P14"/>
      <text:p text:style-name="P5">Unique Selling Point</text:p>
      <text:p text:style-name="P15"/>
      <text:p text:style-name="P16">Having to google everytime for different sports events that you usually watch is a tedious task.</text:p>
      <text:p text:style-name="P16">We propose a single app which will incorporate multiple sports events and news so you don’t have to search or browse at multiple locations. </text:p>
      <text:p text:style-name="P16">Moreover, you can follow your favorite team or sport to get personalized notifications and you won’t miss the latest new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5:36:49.439614865</meta:creation-date>
    <dc:date>2022-03-23T17:38:08.235121218</dc:date>
    <meta:editing-duration>PT11M4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4" meta:word-count="298" meta:character-count="1792" meta:non-whitespace-character-count="1476"/>
  </office:meta>
</office:document-meta>
</file>